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stal’s Chili Bean Soup</text:p>
      <text:p text:style-name="P3"/>
      <text:p text:style-name="P2">2 T. olive oil</text:p>
      <text:p text:style-name="P2">1 onion, chopped</text:p>
      <text:p text:style-name="P2">1/2 a green pepper, chopped</text:p>
      <text:p text:style-name="P2">3 c small red beans</text:p>
      <text:p text:style-name="P2">12 c water</text:p>
      <text:p text:style-name="P2">1 T salt</text:p>
      <text:p text:style-name="P2">1 T chili powder</text:p>
      <text:p text:style-name="P4"><text:span text:style-name="T1">1 can Rotel tomatoes with green chilies </text:span><text:span text:style-name="T2">(this</text:span></text:p>
      <text:p text:style-name="P1">brand of tomatoes is usually found with the</text:p>
      <text:p text:style-name="P1">other tomatoes at your local grocery store)</text:p>
      <text:p text:style-name="P1"/>
      <text:p text:style-name="P2">Heat olive oil in large soup pot. Add onion and peppers and cook until soft. Add beans, water and</text:p>
      <text:p text:style-name="P2">salt. Bring to boil, cover and simmer for 2 1/2 to 3 hours. Stir occasionally. After beans are soft add</text:p>
      <text:p text:style-name="P2">and chili powder and canned tomatoes.</text:p>
      <text:p text:style-name="P2"/>
      <text:p text:style-name="P1">Optional: 1 lb or less of hamburger that has been cooked and drained can be ad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meta:document-statistic meta:table-count="0" meta:image-count="0" meta:object-count="0" meta:page-count="1" meta:paragraph-count="15" meta:word-count="115" meta:character-count="584"/>
    <dc:date>2017-05-05T19:32:13.31</dc:date>
    <dc:creator>Crystal Miller</dc:creator>
    <meta:editing-duration>PT1M21S</meta:editing-duration>
    <meta:editing-cycles>1</meta:editing-cycles>
    <meta:generator>OpenOffice/4.1.1$Win32 OpenOffice.org_project/411m6$Build-9775</meta:generator>
  </office:meta>
</office:document-meta>
</file>